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;&quot;CLOTHES&quot;)" table:allow-empty-cell="true" table:display-list="unsorted" table:base-cell-address="Characters.J1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style-name="ce1"/>
          <table:table-cell table:style-name="ce1" office:value-type="string" calcext:value-type="string">
            <text:p>reload_stamina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GLADIUS</text:p>
          </table:table-cell>
          <table:table-cell table:style-name="ce2" office:value-type="string" calcext:value-type="string">
            <text:p>res://Art/16x16 Pixel Art Roguelike (Forest) Pack/weapons/Gladius.png</text:p>
          </table:table-cell>
          <table:table-cell table:style-name="ce2"/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" calcext:value-type="float">
            <text:p>0.9</text:p>
          </table:table-cell>
          <table:table-cell table:style-name="ce2" table:number-columns-repeated="2"/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7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SLEDGE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300" calcext:value-type="float">
            <text:p>13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table:number-columns-repeated="7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35" calcext:value-type="float">
            <text:p>35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style-name="ce12"/>
          <table:table-cell table:style-name="ce12" office:value-type="float" office:value="40" calcext:value-type="float">
            <text:p>40</text:p>
          </table:table-cell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150" calcext:value-type="float">
            <text:p>150</text:p>
          </table:table-cell>
          <table:table-cell table:style-name="ce13" table:number-columns-repeated="2"/>
          <table:table-cell table:style-name="ce16" table:number-columns-repeated="14"/>
          <table:table-cell table:number-columns-repeated="979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style-name="ce12" table:number-columns-repeated="2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7"/>
          <table:table-cell table:number-columns-repeated="993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7"/>
          <table:table-cell table:number-columns-repeated="993"/>
        </table:table-row>
        <table:table-row table:style-name="ro2" table:number-rows-repeated="1048546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style-name="ce1" office:value-type="string" calcext:value-type="string">
            <text:p>temporal_items</text:p>
          </table:table-cell>
          <table:table-cell table:style-name="ce1" office:value-type="string" calcext:value-type="string">
            <text:p>permanent_items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CLOTHES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Goose/goose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 x 16 Art Roguelike Castle Pack/Enemies/Village_guard_crossbowman_icon.png</text:p>
          </table:table-cell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Snowmen/thief_icon.png</text:p>
          </table:table-cell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w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/>
          <table:table-cell table:style-name="ce9" office:value-type="string" calcext:value-type="string">
            <text:p>res://Art/16x16 Pixel Art Roguelike (Village) Pack/Enemies/Ravens/crow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2"/>
          <table:table-cell table:style-name="ce43"/>
          <table:table-cell table:style-name="ce9" table:number-columns-repeated="7"/>
          <table:table-cell table:number-columns-repeated="1003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solon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9-04" calcext:value-type="date">
            <text:p>4-9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10"/>
          <table:table-cell table:number-columns-repeated="1003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3"/>
        </table:table-row>
        <table:table-row table:style-name="ro2" table:number-rows-repeated="104853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3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day/>
      <number:text>-</number:text>
      <number:month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53" number:language="en" number:country="US">
      <number:month number:textual="true"/>
      <number:text>-</number:text>
      <number:year/>
    </number:date-style>
    <number:number-style style:name="N1015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54" number:language="en" number:country="US">
      <number:day/>
      <number:text>-</number:text>
      <number:month number:textual="true"/>
    </number:date-style>
    <number:number-style style:name="N1012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4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5P0"/>
    </number:number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number-style style:name="N1013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5P0"/>
    </number:number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7T18:43:57.081246253</dc:date>
    <meta:editing-duration>PT12H28M27S</meta:editing-duration>
    <meta:editing-cycles>166</meta:editing-cycles>
    <dc:creator>Mateu</dc:creator>
    <meta:document-statistic meta:table-count="2" meta:cell-count="1339" meta:object-count="0"/>
  </office:meta>
</office:document-meta>
</file>